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975cm"/>
    </style:style>
    <style:style style:name="co2" style:family="table-column">
      <style:table-column-properties fo:break-before="auto" style:column-width="1.434cm"/>
    </style:style>
    <style:style style:name="co3" style:family="table-column">
      <style:table-column-properties fo:break-before="auto" style:column-width="1.24cm"/>
    </style:style>
    <style:style style:name="co4" style:family="table-column">
      <style:table-column-properties fo:break-before="auto" style:column-width="1.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7pairs_ron" table:style-name="ta1">
        <table:shapes>
          <draw:frame draw:z-index="0" draw:style-name="gr1" draw:text-style-name="P1" svg:width="15.993cm" svg:height="9.351cm" svg:x="1.084cm" svg:y="0.108cm">
            <draw:object draw:notify-on-update-of-ranges="7pairs_ron.F1:7pairs_ron.F1 7pairs_ron.F2:7pairs_ron.F19 7pairs_ron.G1:7pairs_ron.G1 7pairs_ron.G2:7pairs_ron.G19 7pairs_ron.H1:7pairs_ron.H1 7pairs_ron.H2:7pairs_ron.H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tur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ratio</text:p>
          </table:table-cell>
          <table:table-cell/>
          <table:table-cell table:formula="of:=[.A1]" office:value-type="string" office:string-value="turn" calcext:value-type="string">
            <text:p>turn</text:p>
          </table:table-cell>
          <table:table-cell table:formula="of:=[.B1]" office:value-type="string" office:string-value="magic" calcext:value-type="string">
            <text:p>magic</text:p>
          </table:table-cell>
          <table:table-cell table:formula="of:=[.C1]" office:value-type="string" office:string-value="real" calcext:value-type="string">
            <text:p>real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[.A2]" office:value-type="float" office:value="1" calcext:value-type="float">
            <text:p>1</text:p>
          </table:table-cell>
          <table:table-cell table:formula="of:=[.B2]/1000000" office:value-type="float" office:value="0.000001" calcext:value-type="float">
            <text:p>0.000001</text:p>
          </table:table-cell>
          <table:table-cell table:formula="of:=[.C2]/1000000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.58333" calcext:value-type="float">
            <text:p>1.58333</text:p>
          </table:table-cell>
          <table:table-cell/>
          <table:table-cell table:formula="of:=[.A3]" office:value-type="float" office:value="2" calcext:value-type="float">
            <text:p>2</text:p>
          </table:table-cell>
          <table:table-cell table:formula="of:=[.B3]/1000000" office:value-type="float" office:value="0.000019" calcext:value-type="float">
            <text:p>0.000019</text:p>
          </table:table-cell>
          <table:table-cell table:formula="of:=[.C3]/1000000" office:value-type="float" office:value="0.000012" calcext:value-type="float">
            <text:p>0.0000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2.76087" calcext:value-type="float">
            <text:p>2.76087</text:p>
          </table:table-cell>
          <table:table-cell/>
          <table:table-cell table:formula="of:=[.A4]" office:value-type="float" office:value="3" calcext:value-type="float">
            <text:p>3</text:p>
          </table:table-cell>
          <table:table-cell table:formula="of:=[.B4]/1000000" office:value-type="float" office:value="0.000127" calcext:value-type="float">
            <text:p>0.000127</text:p>
          </table:table-cell>
          <table:table-cell table:formula="of:=[.C4]/1000000" office:value-type="float" office:value="0.000046" calcext:value-type="float">
            <text:p>0.0000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1" calcext:value-type="float">
            <text:p>591</text:p>
          </table:table-cell>
          <table:table-cell office:value-type="float" office:value="140" calcext:value-type="float">
            <text:p>140</text:p>
          </table:table-cell>
          <table:table-cell office:value-type="float" office:value="4.22143" calcext:value-type="float">
            <text:p>4.22143</text:p>
          </table:table-cell>
          <table:table-cell/>
          <table:table-cell table:formula="of:=[.A5]" office:value-type="float" office:value="4" calcext:value-type="float">
            <text:p>4</text:p>
          </table:table-cell>
          <table:table-cell table:formula="of:=[.B5]/1000000" office:value-type="float" office:value="0.000591" calcext:value-type="float">
            <text:p>0.000591</text:p>
          </table:table-cell>
          <table:table-cell table:formula="of:=[.C5]/1000000" office:value-type="float" office:value="0.00014" calcext:value-type="float">
            <text:p>0.00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56" calcext:value-type="float">
            <text:p>2156</text:p>
          </table:table-cell>
          <table:table-cell office:value-type="float" office:value="343" calcext:value-type="float">
            <text:p>343</text:p>
          </table:table-cell>
          <table:table-cell office:value-type="float" office:value="6.28571" calcext:value-type="float">
            <text:p>6.28571</text:p>
          </table:table-cell>
          <table:table-cell/>
          <table:table-cell table:formula="of:=[.A6]" office:value-type="float" office:value="5" calcext:value-type="float">
            <text:p>5</text:p>
          </table:table-cell>
          <table:table-cell table:formula="of:=[.B6]/1000000" office:value-type="float" office:value="0.002156" calcext:value-type="float">
            <text:p>0.002156</text:p>
          </table:table-cell>
          <table:table-cell table:formula="of:=[.C6]/1000000" office:value-type="float" office:value="0.000343" calcext:value-type="float">
            <text:p>0.000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44" calcext:value-type="float">
            <text:p>6244</text:p>
          </table:table-cell>
          <table:table-cell office:value-type="float" office:value="716" calcext:value-type="float">
            <text:p>716</text:p>
          </table:table-cell>
          <table:table-cell office:value-type="float" office:value="8.72067" calcext:value-type="float">
            <text:p>8.72067</text:p>
          </table:table-cell>
          <table:table-cell/>
          <table:table-cell table:formula="of:=[.A7]" office:value-type="float" office:value="6" calcext:value-type="float">
            <text:p>6</text:p>
          </table:table-cell>
          <table:table-cell table:formula="of:=[.B7]/1000000" office:value-type="float" office:value="0.006244" calcext:value-type="float">
            <text:p>0.006244</text:p>
          </table:table-cell>
          <table:table-cell table:formula="of:=[.C7]/1000000" office:value-type="float" office:value="0.000716" calcext:value-type="float">
            <text:p>0.0007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798" calcext:value-type="float">
            <text:p>15798</text:p>
          </table:table-cell>
          <table:table-cell office:value-type="float" office:value="1342" calcext:value-type="float">
            <text:p>1342</text:p>
          </table:table-cell>
          <table:table-cell office:value-type="float" office:value="11.772" calcext:value-type="float">
            <text:p>11.772</text:p>
          </table:table-cell>
          <table:table-cell/>
          <table:table-cell table:formula="of:=[.A8]" office:value-type="float" office:value="7" calcext:value-type="float">
            <text:p>7</text:p>
          </table:table-cell>
          <table:table-cell table:formula="of:=[.B8]/1000000" office:value-type="float" office:value="0.015798" calcext:value-type="float">
            <text:p>0.015798</text:p>
          </table:table-cell>
          <table:table-cell table:formula="of:=[.C8]/1000000" office:value-type="float" office:value="0.001342" calcext:value-type="float">
            <text:p>0.0013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855" calcext:value-type="float">
            <text:p>34855</text:p>
          </table:table-cell>
          <table:table-cell office:value-type="float" office:value="2462" calcext:value-type="float">
            <text:p>2462</text:p>
          </table:table-cell>
          <table:table-cell office:value-type="float" office:value="14.1572" calcext:value-type="float">
            <text:p>14.1572</text:p>
          </table:table-cell>
          <table:table-cell/>
          <table:table-cell table:formula="of:=[.A9]" office:value-type="float" office:value="8" calcext:value-type="float">
            <text:p>8</text:p>
          </table:table-cell>
          <table:table-cell table:formula="of:=[.B9]/1000000" office:value-type="float" office:value="0.034855" calcext:value-type="float">
            <text:p>0.034855</text:p>
          </table:table-cell>
          <table:table-cell table:formula="of:=[.C9]/1000000" office:value-type="float" office:value="0.002462" calcext:value-type="float">
            <text:p>0.0024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702" calcext:value-type="float">
            <text:p>67702</text:p>
          </table:table-cell>
          <table:table-cell office:value-type="float" office:value="4136" calcext:value-type="float">
            <text:p>4136</text:p>
          </table:table-cell>
          <table:table-cell office:value-type="float" office:value="16.369" calcext:value-type="float">
            <text:p>16.369</text:p>
          </table:table-cell>
          <table:table-cell/>
          <table:table-cell table:formula="of:=[.A10]" office:value-type="float" office:value="9" calcext:value-type="float">
            <text:p>9</text:p>
          </table:table-cell>
          <table:table-cell table:formula="of:=[.B10]/1000000" office:value-type="float" office:value="0.067702" calcext:value-type="float">
            <text:p>0.067702</text:p>
          </table:table-cell>
          <table:table-cell table:formula="of:=[.C10]/1000000" office:value-type="float" office:value="0.004136" calcext:value-type="float">
            <text:p>0.004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595" calcext:value-type="float">
            <text:p>119595</text:p>
          </table:table-cell>
          <table:table-cell office:value-type="float" office:value="6553" calcext:value-type="float">
            <text:p>6553</text:p>
          </table:table-cell>
          <table:table-cell office:value-type="float" office:value="18.2504" calcext:value-type="float">
            <text:p>18.2504</text:p>
          </table:table-cell>
          <table:table-cell/>
          <table:table-cell table:formula="of:=[.A11]" office:value-type="float" office:value="10" calcext:value-type="float">
            <text:p>10</text:p>
          </table:table-cell>
          <table:table-cell table:formula="of:=[.B11]/1000000" office:value-type="float" office:value="0.119595" calcext:value-type="float">
            <text:p>0.119595</text:p>
          </table:table-cell>
          <table:table-cell table:formula="of:=[.C11]/1000000" office:value-type="float" office:value="0.006553" calcext:value-type="float">
            <text:p>0.0065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1848" calcext:value-type="float">
            <text:p>191848</text:p>
          </table:table-cell>
          <table:table-cell office:value-type="float" office:value="9895" calcext:value-type="float">
            <text:p>9895</text:p>
          </table:table-cell>
          <table:table-cell office:value-type="float" office:value="19.3884" calcext:value-type="float">
            <text:p>19.3884</text:p>
          </table:table-cell>
          <table:table-cell/>
          <table:table-cell table:formula="of:=[.A12]" office:value-type="float" office:value="11" calcext:value-type="float">
            <text:p>11</text:p>
          </table:table-cell>
          <table:table-cell table:formula="of:=[.B12]/1000000" office:value-type="float" office:value="0.191848" calcext:value-type="float">
            <text:p>0.191848</text:p>
          </table:table-cell>
          <table:table-cell table:formula="of:=[.C12]/1000000" office:value-type="float" office:value="0.009895" calcext:value-type="float">
            <text:p>0.0098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4063" calcext:value-type="float">
            <text:p>284063</text:p>
          </table:table-cell>
          <table:table-cell office:value-type="float" office:value="14269" calcext:value-type="float">
            <text:p>14269</text:p>
          </table:table-cell>
          <table:table-cell office:value-type="float" office:value="19.9077" calcext:value-type="float">
            <text:p>19.9077</text:p>
          </table:table-cell>
          <table:table-cell/>
          <table:table-cell table:formula="of:=[.A13]" office:value-type="float" office:value="12" calcext:value-type="float">
            <text:p>12</text:p>
          </table:table-cell>
          <table:table-cell table:formula="of:=[.B13]/1000000" office:value-type="float" office:value="0.284063" calcext:value-type="float">
            <text:p>0.284063</text:p>
          </table:table-cell>
          <table:table-cell table:formula="of:=[.C13]/1000000" office:value-type="float" office:value="0.014269" calcext:value-type="float">
            <text:p>0.0142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2894" calcext:value-type="float">
            <text:p>392894</text:p>
          </table:table-cell>
          <table:table-cell office:value-type="float" office:value="20091" calcext:value-type="float">
            <text:p>20091</text:p>
          </table:table-cell>
          <table:table-cell office:value-type="float" office:value="19.5557" calcext:value-type="float">
            <text:p>19.5557</text:p>
          </table:table-cell>
          <table:table-cell/>
          <table:table-cell table:formula="of:=[.A14]" office:value-type="float" office:value="13" calcext:value-type="float">
            <text:p>13</text:p>
          </table:table-cell>
          <table:table-cell table:formula="of:=[.B14]/1000000" office:value-type="float" office:value="0.392894" calcext:value-type="float">
            <text:p>0.392894</text:p>
          </table:table-cell>
          <table:table-cell table:formula="of:=[.C14]/1000000" office:value-type="float" office:value="0.020091" calcext:value-type="float">
            <text:p>0.0200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0011" calcext:value-type="float">
            <text:p>510011</text:p>
          </table:table-cell>
          <table:table-cell office:value-type="float" office:value="27344" calcext:value-type="float">
            <text:p>27344</text:p>
          </table:table-cell>
          <table:table-cell office:value-type="float" office:value="18.6517" calcext:value-type="float">
            <text:p>18.6517</text:p>
          </table:table-cell>
          <table:table-cell/>
          <table:table-cell table:formula="of:=[.A15]" office:value-type="float" office:value="14" calcext:value-type="float">
            <text:p>14</text:p>
          </table:table-cell>
          <table:table-cell table:formula="of:=[.B15]/1000000" office:value-type="float" office:value="0.510011" calcext:value-type="float">
            <text:p>0.510011</text:p>
          </table:table-cell>
          <table:table-cell table:formula="of:=[.C15]/1000000" office:value-type="float" office:value="0.027344" calcext:value-type="float">
            <text:p>0.027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5537" calcext:value-type="float">
            <text:p>625537</text:p>
          </table:table-cell>
          <table:table-cell office:value-type="float" office:value="36252" calcext:value-type="float">
            <text:p>36252</text:p>
          </table:table-cell>
          <table:table-cell office:value-type="float" office:value="17.2552" calcext:value-type="float">
            <text:p>17.2552</text:p>
          </table:table-cell>
          <table:table-cell/>
          <table:table-cell table:formula="of:=[.A16]" office:value-type="float" office:value="15" calcext:value-type="float">
            <text:p>15</text:p>
          </table:table-cell>
          <table:table-cell table:formula="of:=[.B16]/1000000" office:value-type="float" office:value="0.625537" calcext:value-type="float">
            <text:p>0.625537</text:p>
          </table:table-cell>
          <table:table-cell table:formula="of:=[.C16]/1000000" office:value-type="float" office:value="0.036252" calcext:value-type="float">
            <text:p>0.0362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9708" calcext:value-type="float">
            <text:p>729708</text:p>
          </table:table-cell>
          <table:table-cell office:value-type="float" office:value="47108" calcext:value-type="float">
            <text:p>47108</text:p>
          </table:table-cell>
          <table:table-cell office:value-type="float" office:value="15.4901" calcext:value-type="float">
            <text:p>15.4901</text:p>
          </table:table-cell>
          <table:table-cell/>
          <table:table-cell table:formula="of:=[.A17]" office:value-type="float" office:value="16" calcext:value-type="float">
            <text:p>16</text:p>
          </table:table-cell>
          <table:table-cell table:formula="of:=[.B17]/1000000" office:value-type="float" office:value="0.729708" calcext:value-type="float">
            <text:p>0.729708</text:p>
          </table:table-cell>
          <table:table-cell table:formula="of:=[.C17]/1000000" office:value-type="float" office:value="0.047108" calcext:value-type="float">
            <text:p>0.0471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7124" calcext:value-type="float">
            <text:p>817124</text:p>
          </table:table-cell>
          <table:table-cell office:value-type="float" office:value="59596" calcext:value-type="float">
            <text:p>59596</text:p>
          </table:table-cell>
          <table:table-cell office:value-type="float" office:value="13.7111" calcext:value-type="float">
            <text:p>13.7111</text:p>
          </table:table-cell>
          <table:table-cell/>
          <table:table-cell table:formula="of:=[.A18]" office:value-type="float" office:value="17" calcext:value-type="float">
            <text:p>17</text:p>
          </table:table-cell>
          <table:table-cell table:formula="of:=[.B18]/1000000" office:value-type="float" office:value="0.817124" calcext:value-type="float">
            <text:p>0.817124</text:p>
          </table:table-cell>
          <table:table-cell table:formula="of:=[.C18]/1000000" office:value-type="float" office:value="0.059596" calcext:value-type="float">
            <text:p>0.0595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4510" calcext:value-type="float">
            <text:p>884510</text:p>
          </table:table-cell>
          <table:table-cell office:value-type="float" office:value="74168" calcext:value-type="float">
            <text:p>74168</text:p>
          </table:table-cell>
          <table:table-cell office:value-type="float" office:value="11.9258" calcext:value-type="float">
            <text:p>11.9258</text:p>
          </table:table-cell>
          <table:table-cell/>
          <table:table-cell table:formula="of:=[.A19]" office:value-type="float" office:value="18" calcext:value-type="float">
            <text:p>18</text:p>
          </table:table-cell>
          <table:table-cell table:formula="of:=[.B19]/1000000" office:value-type="float" office:value="0.88451" calcext:value-type="float">
            <text:p>0.88451</text:p>
          </table:table-cell>
          <table:table-cell table:formula="of:=[.C19]/1000000" office:value-type="float" office:value="0.074168" calcext:value-type="float">
            <text:p>0.074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0T20:38:48.550000000</dc:date>
    <meta:editing-duration>PT1M26S</meta:editing-duration>
    <meta:editing-cycles>1</meta:editing-cycles>
    <meta:document-statistic meta:table-count="1" meta:cell-count="133" meta:object-count="1"/>
    <meta:generator>LibreOffice/7.2.6.2$Windows_X86_64 LibreOffice_project/b0ec3a565991f7569a5a7f5d24fed7f52653d75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352cm" xlink:href=".." xlink:type="simple" chart:class="chart:line" chart:style-name="ch1">
        <chart:title svg:x="4.933cm" svg:y="0.323cm" chart:style-name="ch2">
          <text:p>七対子の和了率（ロン含む）</text:p>
        </chart:title>
        <chart:legend chart:legend-position="end" svg:x="13.645cm" svg:y="4.013cm" style:legend-expansion="high" chart:style-name="ch3"/>
        <chart:plot-area chart:style-name="ch4" table:cell-range-address="7pairs_ron.F1:7pairs_ron.H19" chart:data-source-has-labels="both" svg:x="1.419cm" svg:y="1.439cm" svg:width="11.907cm" svg:height="6.656cm">
          <chart:coordinate-region svg:x="2.164cm" svg:y="1.696cm" svg:width="10.966cm" svg:height="5.637cm"/>
          <chart:axis chart:dimension="x" chart:name="primary-x" chart:style-name="ch5" chartooo:axis-type="auto">
            <chartooo:date-scale/>
            <chart:title svg:x="6.997cm" svg:y="8.283cm" chart:style-name="ch6">
              <text:p>巡目</text:p>
            </chart:title>
            <chart:categories table:cell-range-address="7pairs_ron.F2:7pairs_ron.F19"/>
          </chart:axis>
          <chart:axis chart:dimension="y" chart:name="primary-y" chart:style-name="ch5">
            <chart:title svg:x="0.451cm" svg:y="5.301cm" chart:style-name="ch7">
              <text:p>和了率</text:p>
            </chart:title>
            <chart:grid chart:style-name="ch8" chart:class="major"/>
          </chart:axis>
          <chart:series chart:style-name="ch9" chart:values-cell-range-address="7pairs_ron.G2:7pairs_ron.G19" chart:label-cell-address="7pairs_ron.G1:7pairs_ron.G1" chart:class="chart:line">
            <chart:data-point chart:repeated="18"/>
          </chart:series>
          <chart:series chart:style-name="ch10" chart:values-cell-range-address="7pairs_ron.H2:7pairs_ron.H19" chart:label-cell-address="7pairs_ron.H1:7pairs_ron.H1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ic</text:p>
                <draw:g>
                  <svg:desc>7pairs_ron.G1:7pairs_ron.G1</svg:desc>
                </draw:g>
              </table:table-cell>
              <table:table-cell office:value-type="string">
                <text:p>real</text:p>
                <draw:g>
                  <svg:desc>7pairs_ron.H1:7pairs_ron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7pairs_ron.F2:7pairs_ron.F19</svg:desc>
                </draw:g>
              </table:table-cell>
              <table:table-cell office:value-type="float" office:value="0.000001">
                <text:p>0.000001</text:p>
                <draw:g>
                  <svg:desc>7pairs_ron.G2:7pairs_ron.G19</svg:desc>
                </draw:g>
              </table:table-cell>
              <table:table-cell office:value-type="float" office:value="0.000001">
                <text:p>0.000001</text:p>
                <draw:g>
                  <svg:desc>7pairs_ron.H2:7pairs_ron.H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27">
                <text:p>0.000127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591">
                <text:p>0.000591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156">
                <text:p>0.002156</text:p>
              </table:table-cell>
              <table:table-cell office:value-type="float" office:value="0.000343">
                <text:p>0.0003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6244">
                <text:p>0.006244</text:p>
              </table:table-cell>
              <table:table-cell office:value-type="float" office:value="0.000716">
                <text:p>0.0007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5798">
                <text:p>0.015798</text:p>
              </table:table-cell>
              <table:table-cell office:value-type="float" office:value="0.001342">
                <text:p>0.0013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4855">
                <text:p>0.034855</text:p>
              </table:table-cell>
              <table:table-cell office:value-type="float" office:value="0.002462">
                <text:p>0.0024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7702">
                <text:p>0.067702</text:p>
              </table:table-cell>
              <table:table-cell office:value-type="float" office:value="0.004136">
                <text:p>0.0041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9595">
                <text:p>0.119595</text:p>
              </table:table-cell>
              <table:table-cell office:value-type="float" office:value="0.006553">
                <text:p>0.0065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91848">
                <text:p>0.191848</text:p>
              </table:table-cell>
              <table:table-cell office:value-type="float" office:value="0.009895">
                <text:p>0.0098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84063">
                <text:p>0.284063</text:p>
              </table:table-cell>
              <table:table-cell office:value-type="float" office:value="0.014269">
                <text:p>0.0142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92894">
                <text:p>0.392894</text:p>
              </table:table-cell>
              <table:table-cell office:value-type="float" office:value="0.020091">
                <text:p>0.0200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10011">
                <text:p>0.510011</text:p>
              </table:table-cell>
              <table:table-cell office:value-type="float" office:value="0.027344">
                <text:p>0.0273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25537">
                <text:p>0.625537</text:p>
              </table:table-cell>
              <table:table-cell office:value-type="float" office:value="0.036252">
                <text:p>0.0362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29708">
                <text:p>0.729708</text:p>
              </table:table-cell>
              <table:table-cell office:value-type="float" office:value="0.047108">
                <text:p>0.0471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17124">
                <text:p>0.817124</text:p>
              </table:table-cell>
              <table:table-cell office:value-type="float" office:value="0.059596">
                <text:p>0.0595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8451">
                <text:p>0.88451</text:p>
              </table:table-cell>
              <table:table-cell office:value-type="float" office:value="0.074168">
                <text:p>0.0741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